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Reduction de la taille des forms et recentrage des éléments.</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Espace personnel non invisible sans autorisation.</text:p>
      <text:p text:style-name="P1">-Dark mode stylée</text:p>
      <text:p text:style-name="P1">-Phrase de présentation sous lelogo whispergate dans un div aux formes arrond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13M36S</meta:editing-duration>
    <meta:editing-cycles>46</meta:editing-cycles>
    <meta:generator>OpenOffice/4.1.7$Win32 OpenOffice.org_project/417m1$Build-9800</meta:generator>
    <dc:date>2023-03-13T17:59:22.79</dc:date>
    <meta:document-statistic meta:table-count="0" meta:image-count="0" meta:object-count="0" meta:page-count="3" meta:paragraph-count="73" meta:word-count="451" meta:character-count="2978"/>
    <meta:user-defined meta:name="Info 1"/>
    <meta:user-defined meta:name="Info 2"/>
    <meta:user-defined meta:name="Info 3"/>
    <meta:user-defined meta:name="Info 4"/>
  </office:meta>
</office:document-meta>
</file>